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8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ACKNOWLEDGING THE PAST (85:1-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ACKNOWLEDGING THE PAST (85:1-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God restores his people (85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God forgives his people (85:2-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85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ACKNOWLEDGING THE PAST (85:1-3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QUESTIONING THE PRESENT (85:4-7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QUESTIONING THE PRESENT (85:4-7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"Will you be angry with us always?" (85:4-6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"Show us your unfailing love, 0 LORD" (85:7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85<text:s text:c="1"/>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ACKNOWLEDGING THE PAST (85:1-3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QUESTIONING THE PRESENT (85:4-7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ANTICIPATING THE FUTURE (85:8-13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ANTICIPATING THE FUTURE (85:8-13)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he glorious message (85:8-9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glorious meetings (85:10-13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<text:s text:c="1"/>The glorious meetings (85:10-13)<text:s text:c="1"/></text:span><text:span text:style-name="a520" text:class-names=""/></text:p>
          </draw:text-box>
          <svg:title/>
          <svg:desc/>
        </draw:frame>
        <draw:frame draw:id="id96" presentation:style-name="a532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<text:s text:c="1"/>Unfailing love and truth meet (85:10).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Righteousness and peace kiss (85:10-13).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8" draw:style-name="a533" draw:master-page-name="Master1-Layout12-tx-Title-and-Text" presentation:presentation-page-layout-name="Master1-PPL12" draw:id="Slide-263">
        <draw:frame draw:id="id97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ANTICIPATING THE FUTURE (85:8-13)<text:s text:c="1"/></text:span><text:span text:style-name="a535" text:class-names=""/></text:p>
          </draw:text-box>
          <svg:title/>
          <svg:desc/>
        </draw:frame>
        <draw:frame draw:id="id98" presentation:style-name="a547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The glorious message (85:8-9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he glorious meetings (85:10-13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9" draw:style-name="a548" draw:master-page-name="Master1-Layout12-tx-Title-and-Text" presentation:presentation-page-layout-name="Master1-PPL12" draw:id="Slide-264">
        <draw:frame draw:id="id99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PSALM 85<text:s text:c="1"/></text:span><text:span text:style-name="a550" text:class-names=""/></text:p>
          </draw:text-box>
          <svg:title/>
          <svg:desc/>
        </draw:frame>
        <draw:frame draw:id="id100" presentation:style-name="a565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ACKNOWLEDGING THE PAST (85:1-3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QUESTIONING THE PRESENT (85:4-7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ANTICIPATING THE FUTURE (85:8-13)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85 </dc:title>
    <meta:initial-creator>David STRICKLAND</meta:initial-creator>
    <dc:creator>David STRICKLAND</dc:creator>
    <meta:creation-date>2020-02-22T17:38:57Z</meta:creation-date>
    <dc:date>2020-02-22T17:38:57Z</dc:date>
    <meta:template xlink:href="BibleStudy" xlink:type="simple"/>
    <meta:editing-cycles>1</meta:editing-cycles>
    <meta:editing-duration>PT0S</meta:editing-duration>
    <meta:document-statistic meta:paragraph-count="28" meta:word-count="181"/>
  </office:meta>
</office:document-meta>
</file>